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27fcd3" officeooo:paragraph-rsid="002c637f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299a18" officeooo:paragraph-rsid="002c637f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01" style:family="paragraph" style:parent-style-name="Standard">
      <style:text-properties officeooo:paragraph-rsid="0002079a"/>
    </style:style>
    <style:style style:name="P102" style:family="paragraph" style:parent-style-name="Standard">
      <style:text-properties officeooo:paragraph-rsid="000875c0"/>
    </style:style>
    <style:style style:name="P103" style:family="paragraph" style:parent-style-name="Standard">
      <style:text-properties officeooo:rsid="0009e350" officeooo:paragraph-rsid="0009e350"/>
    </style:style>
    <style:style style:name="P104" style:family="paragraph" style:parent-style-name="Standard">
      <style:text-properties officeooo:paragraph-rsid="000b3ecc"/>
    </style:style>
    <style:style style:name="P105" style:family="paragraph" style:parent-style-name="Standard">
      <style:text-properties officeooo:paragraph-rsid="000c6ea2"/>
    </style:style>
    <style:style style:name="P106" style:family="paragraph" style:parent-style-name="Standard">
      <style:text-properties officeooo:paragraph-rsid="00100777"/>
    </style:style>
    <style:style style:name="P107" style:family="paragraph" style:parent-style-name="Standard">
      <style:text-properties officeooo:paragraph-rsid="0011a2f5"/>
    </style:style>
    <style:style style:name="P108" style:family="paragraph" style:parent-style-name="Standard">
      <style:text-properties fo:font-size="12pt" style:font-size-asian="12pt" style:font-size-complex="12pt"/>
    </style:style>
    <style:style style:name="P109" style:family="paragraph" style:parent-style-name="Standard">
      <style:text-properties officeooo:paragraph-rsid="0019d4f8"/>
    </style:style>
    <style:style style:name="P110" style:family="paragraph" style:parent-style-name="Standard">
      <style:text-properties officeooo:paragraph-rsid="0021038e"/>
    </style:style>
    <style:style style:name="P111" style:family="paragraph" style:parent-style-name="Standard">
      <style:text-properties officeooo:paragraph-rsid="0025e663"/>
    </style:style>
    <style:style style:name="P112" style:family="paragraph" style:parent-style-name="Standard">
      <style:text-properties officeooo:rsid="0027fcd3" officeooo:paragraph-rsid="0027fcd3"/>
    </style:style>
    <style:style style:name="P113" style:family="paragraph" style:parent-style-name="Standard">
      <style:text-properties officeooo:paragraph-rsid="002b7811"/>
    </style:style>
    <style:style style:name="P114" style:family="paragraph" style:parent-style-name="Standard">
      <style:text-properties officeooo:paragraph-rsid="002c637f"/>
    </style:style>
    <style:style style:name="P115" style:family="paragraph" style:parent-style-name="Standard">
      <style:text-properties officeooo:paragraph-rsid="002e29bb"/>
    </style:style>
    <style:style style:name="P116" style:family="paragraph" style:parent-style-name="Standard">
      <style:text-properties officeooo:paragraph-rsid="002ee384"/>
    </style:style>
    <style:style style:name="P117" style:family="paragraph" style:parent-style-name="Standard">
      <style:text-properties officeooo:rsid="00312eea" officeooo:paragraph-rsid="00312eea"/>
    </style:style>
    <style:style style:name="P118" style:family="paragraph" style:parent-style-name="Standard">
      <style:text-properties officeooo:paragraph-rsid="003a34d7"/>
    </style:style>
    <style:style style:name="P119" style:family="paragraph" style:parent-style-name="Standard">
      <style:text-properties officeooo:paragraph-rsid="003ba73e"/>
    </style:style>
    <style:style style:name="P120" style:family="paragraph" style:parent-style-name="Standard">
      <style:text-properties officeooo:paragraph-rsid="003df03f"/>
    </style:style>
    <style:style style:name="P121" style:family="paragraph" style:parent-style-name="Standard">
      <style:text-properties officeooo:paragraph-rsid="0041759d"/>
    </style:style>
    <style:style style:name="P122" style:family="paragraph" style:parent-style-name="Standard">
      <style:text-properties officeooo:paragraph-rsid="0042cb80"/>
    </style:style>
    <style:style style:name="P123" style:family="paragraph" style:parent-style-name="Text_20_body">
      <style:text-properties officeooo:rsid="0019d4f8" officeooo:paragraph-rsid="0019d4f8"/>
    </style:style>
    <style:style style:name="P124" style:family="paragraph" style:parent-style-name="Text_20_body">
      <style:text-properties officeooo:paragraph-rsid="0021038e"/>
    </style:style>
    <style:style style:name="P125" style:family="paragraph" style:parent-style-name="Text_20_body">
      <style:text-properties officeooo:paragraph-rsid="0025e663"/>
    </style:style>
    <style:style style:name="P126" style:family="paragraph" style:parent-style-name="Text_20_body">
      <style:text-properties officeooo:paragraph-rsid="002b7811"/>
    </style:style>
    <style:style style:name="P127" style:family="paragraph" style:parent-style-name="Text_20_body">
      <style:text-properties officeooo:paragraph-rsid="002c637f"/>
    </style:style>
    <style:style style:name="P128" style:family="paragraph" style:parent-style-name="Text_20_body">
      <style:text-properties officeooo:paragraph-rsid="002e29bb"/>
    </style:style>
    <style:style style:name="P129" style:family="paragraph" style:parent-style-name="Text_20_body">
      <style:text-properties officeooo:paragraph-rsid="002ee384"/>
    </style:style>
    <style:style style:name="P130" style:family="paragraph" style:parent-style-name="Text_20_body">
      <style:text-properties officeooo:paragraph-rsid="003a34d7"/>
    </style:style>
    <style:style style:name="P131" style:family="paragraph" style:parent-style-name="Text_20_body">
      <style:text-properties officeooo:paragraph-rsid="003ba73e"/>
    </style:style>
    <style:style style:name="P132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33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4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5" style:family="paragraph" style:parent-style-name="Heading_20_2">
      <style:text-properties officeooo:paragraph-rsid="00384c96"/>
    </style:style>
    <style:style style:name="P136" style:family="paragraph" style:parent-style-name="Heading_20_2">
      <style:text-properties officeooo:paragraph-rsid="0021038e"/>
    </style:style>
    <style:style style:name="P137" style:family="paragraph" style:parent-style-name="Heading_20_2">
      <style:text-properties officeooo:paragraph-rsid="0025e663"/>
    </style:style>
    <style:style style:name="P138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9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1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2" style:family="paragraph" style:parent-style-name="Heading_20_2">
      <style:text-properties officeooo:paragraph-rsid="002b7811"/>
    </style:style>
    <style:style style:name="P143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44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45" style:family="paragraph" style:parent-style-name="Heading_20_2">
      <style:text-properties officeooo:paragraph-rsid="002c637f"/>
    </style:style>
    <style:style style:name="P146" style:family="paragraph" style:parent-style-name="Heading_20_2">
      <style:text-properties officeooo:paragraph-rsid="002e29bb"/>
    </style:style>
    <style:style style:name="P147" style:family="paragraph" style:parent-style-name="Heading_20_2">
      <style:text-properties officeooo:paragraph-rsid="002ee384"/>
    </style:style>
    <style:style style:name="P148" style:family="paragraph" style:parent-style-name="Heading_20_2">
      <style:text-properties officeooo:paragraph-rsid="003a34d7"/>
    </style:style>
    <style:style style:name="P149" style:family="paragraph" style:parent-style-name="Heading_20_2">
      <style:text-properties officeooo:paragraph-rsid="003ba73e"/>
    </style:style>
    <style:style style:name="P150" style:family="paragraph" style:parent-style-name="Heading_20_2">
      <style:text-properties officeooo:paragraph-rsid="0041759d"/>
    </style:style>
    <style:style style:name="P151" style:family="paragraph" style:parent-style-name="Heading_20_2">
      <style:text-properties officeooo:paragraph-rsid="0042cb80"/>
    </style:style>
    <style:style style:name="P152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bold" officeooo:rsid="0002079a" style:font-weight-asian="bold" style:font-weight-complex="bold"/>
    </style:style>
    <style:style style:name="T37" style:family="text">
      <style:text-properties style:font-name="Gadugi" fo:font-weight="bold" officeooo:rsid="0001a1fd" style:font-weight-asian="bold" style:font-weight-complex="bold"/>
    </style:style>
    <style:style style:name="T38" style:family="text">
      <style:text-properties style:font-name="Gadugi" officeooo:rsid="0001a1fd"/>
    </style:style>
    <style:style style:name="T39" style:family="text">
      <style:text-properties style:font-name="Gadugi" officeooo:rsid="0009e350"/>
    </style:style>
    <style:style style:name="T40" style:family="text">
      <style:text-properties officeooo:rsid="0002079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officeooo:rsid="0011a2f5"/>
    </style:style>
    <style:style style:name="T60" style:family="text">
      <style:text-properties officeooo:rsid="0009e350" style:font-name-asian="Microsoft YaHei" style:font-name-complex="Mangal"/>
    </style:style>
    <style:style style:name="T61" style:family="text">
      <style:text-properties officeooo:rsid="000c6ea2" style:font-name-asian="Microsoft YaHei" style:font-name-complex="Mangal"/>
    </style:style>
    <style:style style:name="T62" style:family="text">
      <style:text-properties officeooo:rsid="00100777" style:font-name-asian="Microsoft YaHei" style:font-name-complex="Mangal"/>
    </style:style>
    <style:style style:name="T63" style:family="text">
      <style:text-properties officeooo:rsid="0011a2f5" style:font-name-asian="Microsoft YaHei" style:font-name-complex="Mangal"/>
    </style:style>
    <style:style style:name="T64" style:family="text">
      <style:text-properties officeooo:rsid="00182eb3" style:font-name-asian="Microsoft YaHei" style:font-name-complex="Mangal"/>
    </style:style>
    <style:style style:name="T65" style:family="text">
      <style:text-properties officeooo:rsid="001b639e"/>
    </style:style>
    <style:style style:name="T66" style:family="text">
      <style:text-properties officeooo:rsid="002b7811"/>
    </style:style>
    <style:style style:name="T67" style:family="text">
      <style:text-properties officeooo:rsid="00384c96"/>
    </style:style>
    <style:style style:name="T68" style:family="text">
      <style:text-properties officeooo:rsid="00416e8a"/>
    </style:style>
    <style:style style:name="T69" style:family="text">
      <style:text-properties officeooo:rsid="004175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35" text:outline-level="2">Rifle Aiming Idle</text:h>
      <text:p text:style-name="P3"/>
      <text:p text:style-name="P7"><text:span text:style-name="T41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9">Breath: 50</text:p>
      <text:p text:style-name="P29">Aim Height: 50</text:p>
      <text:p text:style-name="Standard">Direciton: 50</text:p>
      <text:p text:style-name="Standard">Overdrive: 50</text:p>
      <text:p text:style-name="P29">Character Arm-Space: 50</text:p>
      <text:p text:style-name="P29">Trim: 95 total frames</text:p>
      <text:p text:style-name="P29">Mirror: false</text:p>
      <text:p text:style-name="P29"/>
      <text:p text:style-name="P108">Combination of original <text:span text:style-name="T1">Rifle Aiming Idle </text:span>and <text:s/>Aiming Rifle Str<text:span text:style-name="T60">a</text:span>fe <text:span text:style-name="T61">Right </text:span><text:span text:style-name="T62">T</text:span><text:span text:style-name="T63">hird Speed </text:span><text:span text:style-name="T64">(combined within Blender)</text:span></text:p>
      <text:p text:style-name="P29"/>
      <text:p text:style-name="P70"/>
      <text:p text:style-name="P29"/>
      <text:h text:style-name="P135" text:outline-level="2">Rifle Aiming <text:span text:style-name="T42">Walking F</text:span><text:span text:style-name="T44">orward</text:span></text:h>
      <text:p text:style-name="P5"/>
      <text:p text:style-name="P104"><text:span text:style-name="T37">Original name: </text:span><text:span text:style-name="T38">W</text:span><text:span text:style-name="T39">alking </text:span></text:p>
      <text:p text:style-name="P6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3"/>
      <text:p text:style-name="P9"/>
      <text:p text:style-name="P14">Values:</text:p>
      <text:p text:style-name="P104"><text:span text:style-name="T6">S</text:span><text:span text:style-name="T7">tance</text:span><text:span text:style-name="T6">: 8</text:span><text:span text:style-name="T8">0</text:span></text:p>
      <text:p text:style-name="P74">Speed: 100</text:p>
      <text:p text:style-name="P104"><text:span text:style-name="T6">Overdrive: 6</text:span><text:span text:style-name="T8">5</text:span></text:p>
      <text:p text:style-name="P32">Character Arm-Space: 50</text:p>
      <text:p text:style-name="P104"><text:span text:style-name="T6">Trim: 2</text:span><text:span text:style-name="T7">3</text:span><text:span text:style-name="T6"> total frames</text:span></text:p>
      <text:p text:style-name="P32">Mirror: false</text:p>
      <text:p text:style-name="P63"><text:span text:style-name="T40">I</text:span>n Place: true</text:p>
      <text:p text:style-name="P63"/>
      <text:p text:style-name="P70">Rough BPM: 165</text:p>
      <text:p text:style-name="P29"/>
      <text:h text:style-name="P135" text:outline-level="2"><text:soft-page-break/>Rifle Aiming <text:span text:style-name="T42">Walking Backwards</text:span></text:h>
      <text:p text:style-name="P4"/>
      <text:p text:style-name="P102"><text:span text:style-name="T37">Original name: </text:span><text:span text:style-name="T38">W</text:span><text:span text:style-name="T39">alking Backwards</text:span></text:p>
      <text:p text:style-name="P31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02"><text:span text:style-name="T6">S</text:span><text:span text:style-name="T7">tance</text:span><text:span text:style-name="T6">: 7</text:span><text:span text:style-name="T7">5</text:span></text:p>
      <text:p text:style-name="P103"><text:span text:style-name="T7">S</text:span><text:span text:style-name="T3">peed: 100</text:span></text:p>
      <text:p text:style-name="P31">Overdrive: 50</text:p>
      <text:p text:style-name="P31">Character Arm-Space: 50</text:p>
      <text:p text:style-name="P102"><text:span text:style-name="T6">Trim: 2</text:span><text:span text:style-name="T7">2</text:span><text:span text:style-name="T6"> total frames</text:span></text:p>
      <text:p text:style-name="P31">Mirror: false</text:p>
      <text:p text:style-name="P62"><text:span text:style-name="T40">I</text:span>n Place: true</text:p>
      <text:p text:style-name="P62"/>
      <text:p text:style-name="P70">Rough BPM: 165</text:p>
      <text:p text:style-name="P62"/>
      <text:p text:style-name="P62"/>
      <text:p text:style-name="P29"/>
      <text:p text:style-name="P29"/>
      <text:h text:style-name="P135" text:outline-level="2">Rifle Aiming Str<text:span text:style-name="T43">a</text:span>fe Left</text:h>
      <text:p text:style-name="P47"/>
      <text:p text:style-name="P101"><text:span text:style-name="T36">Original Name:</text:span><text:span text:style-name="T4"> Strafe Left</text:span></text:p>
      <text:p text:style-name="P101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7"/>
      <text:p text:style-name="P12">Values:</text:p>
      <text:p text:style-name="P101"><text:span text:style-name="T6">B</text:span><text:span text:style-name="T5">ody Height</text:span><text:span text:style-name="T6">: 7</text:span><text:span text:style-name="T5">0</text:span></text:p>
      <text:p text:style-name="P101"><text:span text:style-name="T6">S</text:span><text:span text:style-name="T5">tride length</text:span><text:span text:style-name="T6">: 1</text:span><text:span text:style-name="T5">00</text:span></text:p>
      <text:p text:style-name="P101"><text:span text:style-name="T6">Overdrive: 7</text:span><text:span text:style-name="T5">5</text:span></text:p>
      <text:p text:style-name="P30">Character Arm-Space: 50</text:p>
      <text:p text:style-name="P101"><text:span text:style-name="T6">Trim: 2</text:span><text:span text:style-name="T5">2</text:span><text:span text:style-name="T6"> total frames</text:span></text:p>
      <text:p text:style-name="P47">Mirror: false</text:p>
      <text:p text:style-name="P61"><text:span text:style-name="T40">I</text:span>n Place: true</text:p>
      <text:p text:style-name="P61"/>
      <text:p text:style-name="P70">Rough BPM: 165</text:p>
      <text:p text:style-name="P61"/>
      <text:h text:style-name="P135" text:outline-level="2">Rifle Aiming Str<text:span text:style-name="T43">a</text:span>fe <text:span text:style-name="T45">Right</text:span></text:h>
      <text:p text:style-name="P48"/>
      <text:p text:style-name="P105"><text:span text:style-name="T36">Original Name:</text:span><text:span text:style-name="T4"> Strafe R</text:span><text:span text:style-name="T9">ight</text:span></text:p>
      <text:p text:style-name="P10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8"><text:soft-page-break/></text:p>
      <text:p text:style-name="P15">Values:</text:p>
      <text:p text:style-name="P105"><text:span text:style-name="T6">B</text:span><text:span text:style-name="T5">ody Height</text:span><text:span text:style-name="T6">: 7</text:span><text:span text:style-name="T5">0</text:span></text:p>
      <text:p text:style-name="P105"><text:span text:style-name="T6">S</text:span><text:span text:style-name="T5">tride length</text:span><text:span text:style-name="T6">: 9</text:span><text:span text:style-name="T9">0</text:span></text:p>
      <text:p text:style-name="P105"><text:span text:style-name="T6">Overdrive: 7</text:span><text:span text:style-name="T5">5</text:span></text:p>
      <text:p text:style-name="P33">Character Arm-Space: 50</text:p>
      <text:p text:style-name="P105"><text:span text:style-name="T6">Trim: 2</text:span><text:span text:style-name="T5">1</text:span><text:span text:style-name="T6"> total frames</text:span></text:p>
      <text:p text:style-name="P48">Mirror: false</text:p>
      <text:p text:style-name="P64"><text:span text:style-name="T40">I</text:span>n Place: true</text:p>
      <text:p text:style-name="P64"/>
      <text:p text:style-name="P70">Rough BPM: 165</text:p>
      <text:p text:style-name="P70"/>
      <text:h text:style-name="P135" text:outline-level="2">Rifle Aiming <text:span text:style-name="T42">Walking F</text:span><text:span text:style-name="T44">orward </text:span><text:span text:style-name="T47">ThirdSpeed</text:span></text:h>
      <text:p text:style-name="P6"/>
      <text:p text:style-name="P107"><text:span text:style-name="T37">Original name: </text:span><text:span text:style-name="T38">W</text:span><text:span text:style-name="T39">alking </text:span></text:p>
      <text:p text:style-name="P6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6"/>
      <text:p text:style-name="P10"/>
      <text:p text:style-name="P17">Values:</text:p>
      <text:p text:style-name="P107"><text:span text:style-name="T6">S</text:span><text:span text:style-name="T7">tance</text:span><text:span text:style-name="T6">: 9</text:span><text:span text:style-name="T13">0</text:span></text:p>
      <text:p text:style-name="P107"><text:span text:style-name="T7">Speed: 3</text:span><text:span text:style-name="T13">0</text:span></text:p>
      <text:p text:style-name="P107"><text:span text:style-name="T6">Overdrive: 5</text:span><text:span text:style-name="T13">0</text:span></text:p>
      <text:p text:style-name="P35">Character Arm-Space: 50</text:p>
      <text:p text:style-name="P107"><text:span text:style-name="T6">Trim: 6</text:span><text:span text:style-name="T13">4</text:span><text:span text:style-name="T6"> total frames</text:span></text:p>
      <text:p text:style-name="P35">Mirror: false</text:p>
      <text:p text:style-name="P66"><text:span text:style-name="T40">I</text:span>n Place: true</text:p>
      <text:p text:style-name="P66"/>
      <text:p text:style-name="P107"><text:span text:style-name="T10">Rough BPM: 5</text:span><text:span text:style-name="T12">5</text:span></text:p>
      <text:p text:style-name="P35"/>
      <text:h text:style-name="P135" text:outline-level="2">Rifle Aiming <text:span text:style-name="T42">Walking Backwards </text:span><text:span text:style-name="T47">ThirdSpeed</text:span></text:h>
      <text:p text:style-name="P6"/>
      <text:p text:style-name="P107"><text:span text:style-name="T37">Original name: </text:span><text:span text:style-name="T38">W</text:span><text:span text:style-name="T39">alking Backwards</text:span></text:p>
      <text:p text:style-name="P35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07"><text:span text:style-name="T6">S</text:span><text:span text:style-name="T7">tance</text:span><text:span text:style-name="T6">: 8</text:span><text:span text:style-name="T13">7</text:span></text:p>
      <text:p text:style-name="P107"><text:span text:style-name="T7">Speed: 1</text:span><text:span text:style-name="T13">0</text:span></text:p>
      <text:p text:style-name="P107"><text:span text:style-name="T6">Overdrive: 4</text:span><text:span text:style-name="T13">0</text:span></text:p>
      <text:p text:style-name="P107"><text:span text:style-name="T6">Character Arm-Space: 5</text:span><text:span text:style-name="T13">0</text:span></text:p>
      <text:p text:style-name="P107"><text:span text:style-name="T6">Trim: 6</text:span><text:span text:style-name="T13">4</text:span><text:span text:style-name="T6"> total frames</text:span></text:p>
      <text:p text:style-name="P35"><text:soft-page-break/>Mirror: false</text:p>
      <text:p text:style-name="P66"><text:span text:style-name="T40">I</text:span>n Place: true</text:p>
      <text:p text:style-name="P66"/>
      <text:p text:style-name="P107">Rough BPM: <text:span text:style-name="T59">55</text:span></text:p>
      <text:p text:style-name="P70"/>
      <text:h text:style-name="P135" text:outline-level="2">Rifle Aiming Str<text:span text:style-name="T43">a</text:span>fe Left <text:span text:style-name="T46">T</text:span><text:span text:style-name="T47">hirdSpeed</text:span></text:h>
      <text:p text:style-name="P49"/>
      <text:p text:style-name="P106"><text:span text:style-name="T36">Original Name:</text:span><text:span text:style-name="T4"> Strafe Left</text:span></text:p>
      <text:p text:style-name="P10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9"/>
      <text:p text:style-name="P16">Values:</text:p>
      <text:p text:style-name="P106"><text:span text:style-name="T6">B</text:span><text:span text:style-name="T5">ody Height</text:span><text:span text:style-name="T6">: 8</text:span><text:span text:style-name="T13">5</text:span></text:p>
      <text:p text:style-name="P106"><text:span text:style-name="T6">S</text:span><text:span text:style-name="T5">tride length</text:span><text:span text:style-name="T6">: 1</text:span><text:span text:style-name="T13">0</text:span></text:p>
      <text:p text:style-name="P106"><text:span text:style-name="T6">Overdrive: 4</text:span><text:span text:style-name="T13">5</text:span></text:p>
      <text:p text:style-name="P34">Character Arm-Space: 50</text:p>
      <text:p text:style-name="P106"><text:span text:style-name="T6">Trim: 6</text:span><text:span text:style-name="T13">6</text:span><text:span text:style-name="T6"> total frames</text:span></text:p>
      <text:p text:style-name="P49">Mirror: false</text:p>
      <text:p text:style-name="P65"><text:span text:style-name="T40">I</text:span>n Place: true</text:p>
      <text:p text:style-name="P65"/>
      <text:p text:style-name="P106"><text:span text:style-name="T10">Rough BPM: 5</text:span><text:span text:style-name="T12">5</text:span></text:p>
      <text:p text:style-name="P75"/>
      <text:h text:style-name="P135" text:outline-level="2">Rifle Aiming Str<text:span text:style-name="T43">a</text:span>fe <text:span text:style-name="T45">Right </text:span><text:span text:style-name="T46">T</text:span><text:span text:style-name="T47">hird Speed</text:span></text:h>
      <text:p text:style-name="P49"/>
      <text:p text:style-name="P106"><text:span text:style-name="T36">Original Name:</text:span><text:span text:style-name="T4"> Strafe R</text:span><text:span text:style-name="T9">ight</text:span></text:p>
      <text:p text:style-name="P10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9"/>
      <text:p text:style-name="P16">Values:</text:p>
      <text:p text:style-name="P106"><text:span text:style-name="T6">B</text:span><text:span text:style-name="T5">ody Height</text:span><text:span text:style-name="T6">: 8</text:span><text:span text:style-name="T11">5</text:span></text:p>
      <text:p text:style-name="P106"><text:span text:style-name="T6">S</text:span><text:span text:style-name="T5">tride length</text:span><text:span text:style-name="T6">: 5</text:span></text:p>
      <text:p text:style-name="P106"><text:span text:style-name="T6">Overdrive: 4</text:span><text:span text:style-name="T13">0</text:span></text:p>
      <text:p text:style-name="P34">Character Arm-Space: 50</text:p>
      <text:p text:style-name="P106"><text:span text:style-name="T6">Trim: 6</text:span><text:span text:style-name="T13">7 </text:span><text:span text:style-name="T6">total frames</text:span></text:p>
      <text:p text:style-name="P49">Mirror: false</text:p>
      <text:p text:style-name="P65"><text:span text:style-name="T40">I</text:span>n Place: true</text:p>
      <text:p text:style-name="P65"/>
      <text:p text:style-name="P106"><text:span text:style-name="T11">Rough BPM: 5</text:span><text:span text:style-name="T12">5</text:span></text:p>
      <text:p text:style-name="P76"/>
      <text:p text:style-name="P76"/>
      <text:h text:style-name="Heading_20_2" text:outline-level="2"><text:soft-page-break/><text:span text:style-name="T67">Rifle Aiming </text:span>Turning Right 45 Degrees Improved - not so much root motion</text:h>
      <text:p text:style-name="Text_20_body"/>
      <text:p text:style-name="P123"><text:span text:style-name="T41">Original Name: </text:span>Turning Right 45 Degrees</text:p>
      <text:p text:style-name="P123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23"/>
      <text:p text:style-name="P18">Values:</text:p>
      <text:p text:style-name="P109"><text:span text:style-name="T6">Overdrive: </text:span><text:span text:style-name="T14">50</text:span></text:p>
      <text:p text:style-name="P36">Character Arm-Space: 50</text:p>
      <text:p text:style-name="P109"><text:span text:style-name="T6">Trim: 3</text:span><text:span text:style-name="T14">1</text:span><text:span text:style-name="T13"> </text:span><text:span text:style-name="T6">total frames</text:span></text:p>
      <text:p text:style-name="P50">Mirror: false</text:p>
      <text:p text:style-name="P50"/>
      <text:p text:style-name="P50">→<text:span text:style-name="T65"> the animation is played at -1 speed for the left side, also root motion in x y and z was taken way in unity (all keyframes but the first ones)</text:span></text:p>
      <text:p text:style-name="P50"/>
      <text:h text:style-name="Heading_20_1" text:outline-level="1">Rifle Idle</text:h>
      <text:p text:style-name="P50"/>
      <text:h text:style-name="Heading_20_2" text:outline-level="2">Rifle Idle Walking Forward:</text:h>
      <text:p text:style-name="Text_20_body"/>
      <text:p text:style-name="P110"><text:span text:style-name="T36">Original Name:</text:span><text:span text:style-name="T4"> R</text:span><text:span text:style-name="T16">ifle Walk</text:span></text:p>
      <text:p text:style-name="P110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51"/>
      <text:p text:style-name="P19">Values:</text:p>
      <text:p text:style-name="P110"><text:span text:style-name="T6">Overdrive: 5</text:span><text:span text:style-name="T16">0</text:span></text:p>
      <text:p text:style-name="P37">Character Arm-Space: 50</text:p>
      <text:p text:style-name="P110"><text:span text:style-name="T6">Trim: 4</text:span><text:span text:style-name="T16">0</text:span><text:span text:style-name="T13"> </text:span><text:span text:style-name="T6">total frames</text:span></text:p>
      <text:p text:style-name="P51">Mirror: false</text:p>
      <text:p text:style-name="P68"><text:span text:style-name="T40">I</text:span>n Place: true</text:p>
      <text:p text:style-name="P68"/>
      <text:p text:style-name="P110"><text:span text:style-name="T11">Rough BPM: </text:span><text:span text:style-name="T15">90</text:span></text:p>
      <text:p text:style-name="P77"/>
      <text:h text:style-name="P136" text:outline-level="2">Rifle Idle Walking <text:span text:style-name="T48">B</text:span><text:span text:style-name="T49">ackwards</text:span>:</text:h>
      <text:p text:style-name="P124"/>
      <text:p text:style-name="P110"><text:soft-page-break/><text:span text:style-name="T36">Original Name:</text:span><text:span text:style-name="T4"> B</text:span><text:span text:style-name="T18">ackwards Rifle Walk</text:span></text:p>
      <text:p text:style-name="P110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51"/>
      <text:p text:style-name="P19">Values:</text:p>
      <text:p text:style-name="P110"><text:span text:style-name="T6">Overdrive: 5</text:span><text:span text:style-name="T16">0</text:span></text:p>
      <text:p text:style-name="P37">Character Arm-Space: 50</text:p>
      <text:p text:style-name="P110"><text:span text:style-name="T6">Trim: 3</text:span><text:span text:style-name="T17">9 </text:span><text:span text:style-name="T6">total frames</text:span></text:p>
      <text:p text:style-name="P51">Mirror: false</text:p>
      <text:p text:style-name="P68"><text:span text:style-name="T40">I</text:span>n Place: true</text:p>
      <text:p text:style-name="P68"/>
      <text:p text:style-name="P110"><text:span text:style-name="T11">Rough BPM: </text:span><text:span text:style-name="T15">90</text:span></text:p>
      <text:p text:style-name="P77"/>
      <text:h text:style-name="P137" text:outline-level="2">Rifle Idle <text:span text:style-name="T48">T</text:span><text:span text:style-name="T50">urn:</text:span></text:h>
      <text:p text:style-name="P125"/>
      <text:p text:style-name="P111"><text:span text:style-name="T36">Original Name:</text:span><text:span text:style-name="T4"> R</text:span><text:span text:style-name="T19">ifle Turn</text:span></text:p>
      <text:p text:style-name="P111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52"/>
      <text:p text:style-name="P52"/>
      <text:p text:style-name="P20">Values:</text:p>
      <text:p text:style-name="P111"><text:span text:style-name="T6">Overdrive: 5</text:span><text:span text:style-name="T16">0</text:span></text:p>
      <text:p text:style-name="P38">Character Arm-Space: 50</text:p>
      <text:p text:style-name="P111"><text:span text:style-name="T6">Trim: 6</text:span><text:span text:style-name="T19">0</text:span><text:span text:style-name="T17"> </text:span><text:span text:style-name="T6">total frames</text:span></text:p>
      <text:p text:style-name="P52">Mirror: false</text:p>
      <text:p text:style-name="P69"/>
      <text:p text:style-name="P111"><text:span text:style-name="T11">//Rough BPM: </text:span><text:span text:style-name="T15">90?</text:span></text:p>
      <text:p text:style-name="P78"/>
      <text:p text:style-name="P112"><text:span text:style-name="T15">L</text:span><text:span text:style-name="T3">oop Pose: true</text:span></text:p>
      <text:p text:style-name="P89">- deleted all root motion except y and all root rotation, shortened clip to be smoother</text:p>
      <text:p text:style-name="P89"/>
      <text:h text:style-name="Heading_20_1" text:outline-level="1">Rifle Crouching:</text:h>
      <text:p text:style-name="P93"/>
      <text:p text:style-name="P93"/>
      <text:h text:style-name="P138" text:outline-level="2">R<text:span text:style-name="T66">ifle Crouching Turn Left 90 Degrees</text:span></text:h>
      <text:p text:style-name="P126"/>
      <text:p text:style-name="P113"><text:span text:style-name="T36">Original Name:</text:span><text:span text:style-name="T4"> </text:span><text:span text:style-name="T19">Crouching Turn 90 Left</text:span></text:p>
      <text:p text:style-name="P113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3"><text:span text:style-name="T6">Overdrive: 5</text:span><text:span text:style-name="T16">0</text:span></text:p>
      <text:p text:style-name="P39">Character Arm-Space: 50</text:p>
      <text:p text:style-name="P113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3">- has root motion x and z takn away and the animation is shortened in its length from 0 to 1:10 <text:span text:style-name="T66">&amp; Loop Pose is true</text:span></text:p>
      <text:p text:style-name="P93"/>
      <text:h text:style-name="P142" text:outline-level="2"><text:span text:style-name="T48">R</text:span><text:span text:style-name="T51">ifle Crouching Turn Right 90 Degrees</text:span></text:h>
      <text:p text:style-name="P126"/>
      <text:p text:style-name="P113"><text:span text:style-name="T36">Original Name:</text:span><text:span text:style-name="T4"> </text:span><text:span text:style-name="T19">Crouching Turn 90 R</text:span><text:span text:style-name="T20">ight</text:span></text:p>
      <text:p text:style-name="P113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3"><text:span text:style-name="T6">Overdrive: 5</text:span><text:span text:style-name="T16">0</text:span></text:p>
      <text:p text:style-name="P39">Character Arm-Space: 50</text:p>
      <text:p text:style-name="P113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4">- has root motion x and z takn away and the animation is shortened in its length from 0 to 1:10 <text:span text:style-name="T66">&amp; Loop Pose is true</text:span></text:p>
      <text:h text:style-name="P144" text:outline-level="2"/>
      <text:p text:style-name="P132"/>
      <text:h text:style-name="P145" text:outline-level="2"><text:span text:style-name="T48">R</text:span><text:span text:style-name="T51">ifle Crouching </text:span><text:span text:style-name="T52">Aiming Idle</text:span></text:h>
      <text:p text:style-name="P127"/>
      <text:p text:style-name="P114"><text:span text:style-name="T36">Original Name:</text:span><text:span text:style-name="T4"> </text:span><text:span text:style-name="T19">I</text:span><text:span text:style-name="T21">dle Crouching Aiming</text:span></text:p>
      <text:p text:style-name="P114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54"><text:soft-page-break/></text:p>
      <text:p text:style-name="P54"/>
      <text:p text:style-name="P22">Values:</text:p>
      <text:p text:style-name="P114"><text:span text:style-name="T6">Overdrive: 5</text:span><text:span text:style-name="T16">0</text:span></text:p>
      <text:p text:style-name="P40">Character Arm-Space: 50</text:p>
      <text:p text:style-name="P114"><text:span text:style-name="T6">Trim: 6</text:span><text:span text:style-name="T22">4</text:span><text:span text:style-name="T17"> </text:span><text:span text:style-name="T6">total frames</text:span></text:p>
      <text:p text:style-name="P54">Mirror: false</text:p>
      <text:h text:style-name="P146" text:outline-level="2"><text:span text:style-name="T48">R</text:span><text:span text:style-name="T51">ifle Crouching </text:span><text:span text:style-name="T52">Walking Forwards</text:span></text:h>
      <text:p text:style-name="P128"/>
      <text:p text:style-name="P115"><text:span text:style-name="T36">Original Name:</text:span><text:span text:style-name="T4"> </text:span><text:span text:style-name="T19">I</text:span><text:span text:style-name="T21">dle Crouching Aiming</text:span></text:p>
      <text:p text:style-name="P115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55"/>
      <text:p text:style-name="P55"/>
      <text:p text:style-name="P23">Values:</text:p>
      <text:p text:style-name="P115"><text:span text:style-name="T6">Overdrive: 5</text:span><text:span text:style-name="T16">0</text:span></text:p>
      <text:p text:style-name="P41">Character Arm-Space: 50</text:p>
      <text:p text:style-name="P115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17">In Place: true</text:p>
      <text:h text:style-name="P139" text:outline-level="2"/>
      <text:h text:style-name="P139" text:outline-level="2"/>
      <text:h text:style-name="P146" text:outline-level="2"><text:span text:style-name="T48">R</text:span><text:span text:style-name="T51">ifle Crouching </text:span><text:span text:style-name="T52">Walking Backwards</text:span></text:h>
      <text:p text:style-name="P128"/>
      <text:p text:style-name="P115"><text:span text:style-name="T36">Original Name:</text:span><text:span text:style-name="T4"> </text:span><text:span text:style-name="T21">Walk Crouching Backward</text:span></text:p>
      <text:p text:style-name="P115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55"/>
      <text:p text:style-name="P55"/>
      <text:p text:style-name="P23">Values:</text:p>
      <text:p text:style-name="P115"><text:span text:style-name="T6">Overdrive: 5</text:span><text:span text:style-name="T16">0</text:span></text:p>
      <text:p text:style-name="P41">Character Arm-Space: 50</text:p>
      <text:p text:style-name="P115"><text:span text:style-name="T6">Trim: 3</text:span><text:span text:style-name="T24">1</text:span><text:span text:style-name="T17"> </text:span><text:span text:style-name="T6">total frames</text:span></text:p>
      <text:p text:style-name="P80">Mirror: false</text:p>
      <text:p text:style-name="P81">In Place: true</text:p>
      <text:p text:style-name="P96"/>
      <text:h text:style-name="P147" text:outline-level="2"><text:soft-page-break/><text:span text:style-name="T48">R</text:span><text:span text:style-name="T51">ifle Crouching </text:span><text:span text:style-name="T52">S</text:span><text:span text:style-name="T53">trafe</text:span><text:span text:style-name="T52"> L</text:span><text:span text:style-name="T54">eft</text:span></text:h>
      <text:p text:style-name="P129"/>
      <text:p text:style-name="P116"><text:span text:style-name="T36">Original Name:</text:span><text:span text:style-name="T21"> </text:span><text:span text:style-name="T25">Walk Crouching Left</text:span></text:p>
      <text:p text:style-name="P116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56"/>
      <text:p text:style-name="P56"/>
      <text:p text:style-name="P56"/>
      <text:p text:style-name="P24">Values:</text:p>
      <text:p text:style-name="P116"><text:span text:style-name="T6">Overdrive: 5</text:span><text:span text:style-name="T16">0</text:span></text:p>
      <text:p text:style-name="P42">Character Arm-Space: 50</text:p>
      <text:p text:style-name="P116"><text:span text:style-name="T6">Trim: 3</text:span><text:span text:style-name="T26">1</text:span><text:span text:style-name="T17"> </text:span><text:span text:style-name="T6">total frames</text:span></text:p>
      <text:p text:style-name="P82">Mirror: false</text:p>
      <text:p text:style-name="P83">In Place: true</text:p>
      <text:p text:style-name="P56"/>
      <text:h text:style-name="P147" text:outline-level="2"><text:span text:style-name="T48">R</text:span><text:span text:style-name="T51">ifle Crouching </text:span><text:span text:style-name="T52">S</text:span><text:span text:style-name="T53">trafe</text:span><text:span text:style-name="T52"> R</text:span><text:span text:style-name="T55">ight</text:span></text:h>
      <text:p text:style-name="P129"/>
      <text:p text:style-name="P116"><text:span text:style-name="T36">Original Name:</text:span><text:span text:style-name="T4"> </text:span><text:span text:style-name="T21">Walk Crouching Right</text:span></text:p>
      <text:p text:style-name="P116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56"/>
      <text:p text:style-name="P56"/>
      <text:p text:style-name="P24">Values:</text:p>
      <text:p text:style-name="P116"><text:span text:style-name="T6">Overdrive: 5</text:span><text:span text:style-name="T16">0</text:span></text:p>
      <text:p text:style-name="P42">Character Arm-Space: 50</text:p>
      <text:p text:style-name="P116"><text:span text:style-name="T6">Trim: 3</text:span><text:span text:style-name="T27">1</text:span><text:span text:style-name="T6">total frames</text:span></text:p>
      <text:p text:style-name="P82">Mirror: false</text:p>
      <text:p text:style-name="P84">In Place: true</text:p>
      <text:p text:style-name="P97"/>
      <text:h text:style-name="P148" text:outline-level="2"><text:span text:style-name="T48">R</text:span><text:span text:style-name="T51">ifle Crouching </text:span><text:span text:style-name="T56">Diagonal Forward Right</text:span></text:h>
      <text:p text:style-name="P130"/>
      <text:p text:style-name="P118"><text:span text:style-name="T36">Original Name:</text:span><text:span text:style-name="T4"> </text:span><text:span text:style-name="T21">Walk Crouching F</text:span><text:span text:style-name="T28">orward Right</text:span></text:p>
      <text:p text:style-name="P11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7"/>
      <text:p text:style-name="P57"/>
      <text:p text:style-name="P25">Values:</text:p>
      <text:p text:style-name="P118"><text:span text:style-name="T6">Overdrive: 5</text:span><text:span text:style-name="T16">0</text:span></text:p>
      <text:p text:style-name="P43">Character Arm-Space: 50</text:p>
      <text:p text:style-name="P118"><text:span text:style-name="T6">Trim: 3</text:span><text:span text:style-name="T27">1</text:span><text:span text:style-name="T6">total frames</text:span></text:p>
      <text:p text:style-name="P85"><text:soft-page-break/>Mirror: false</text:p>
      <text:p text:style-name="P85">In Place: true</text:p>
      <text:p text:style-name="P98"/>
      <text:h text:style-name="P149" text:outline-level="2"><text:span text:style-name="T48">R</text:span><text:span text:style-name="T51">ifle Crouching </text:span><text:span text:style-name="T56">Diagonal Forward Left</text:span></text:h>
      <text:p text:style-name="P131"/>
      <text:p text:style-name="P119"><text:span text:style-name="T36">Original Name:</text:span><text:span text:style-name="T4"> </text:span><text:span text:style-name="T21">Walk Crouching F</text:span><text:span text:style-name="T28">orward Left</text:span></text:p>
      <text:p text:style-name="P11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9"><text:span text:style-name="T6">Overdrive: 5</text:span><text:span text:style-name="T16">0</text:span></text:p>
      <text:p text:style-name="P44">Character Arm-Space: 50</text:p>
      <text:p text:style-name="P119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9"/>
      <text:h text:style-name="P149" text:outline-level="2"><text:span text:style-name="T48">R</text:span><text:span text:style-name="T51">ifle Crouching </text:span><text:span text:style-name="T56">Diagonal Backwards Right</text:span></text:h>
      <text:p text:style-name="P131"/>
      <text:p text:style-name="P119"><text:span text:style-name="T36">Original Name:</text:span><text:span text:style-name="T4"> </text:span><text:span text:style-name="T21">Walk Crouching B</text:span><text:span text:style-name="T28">ackward Right</text:span></text:p>
      <text:p text:style-name="P11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9"><text:span text:style-name="T6">Overdrive: 5</text:span><text:span text:style-name="T16">0</text:span></text:p>
      <text:p text:style-name="P44">Character Arm-Space: 50</text:p>
      <text:p text:style-name="P119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9"/>
      <text:h text:style-name="P149" text:outline-level="2"><text:span text:style-name="T48">R</text:span><text:span text:style-name="T51">ifle Crouching </text:span><text:span text:style-name="T56">Diagonal Backwards Left</text:span></text:h>
      <text:p text:style-name="P131"/>
      <text:p text:style-name="P119"><text:span text:style-name="T36">Original Name:</text:span><text:span text:style-name="T4"> </text:span><text:span text:style-name="T21">Walk Crouching B</text:span><text:span text:style-name="T28">ackward L</text:span><text:span text:style-name="T29">eft</text:span></text:p>
      <text:p text:style-name="P11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9"><text:span text:style-name="T6">Overdrive: 5</text:span><text:span text:style-name="T16">0</text:span></text:p>
      <text:p text:style-name="P44"><text:soft-page-break/>Character Arm-Space: 50</text:p>
      <text:p text:style-name="P119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86"/>
      <text:h text:style-name="Heading_20_1" text:outline-level="1">Pistol Aiming</text:h>
      <text:p text:style-name="Text_20_body"/>
      <text:h text:style-name="P140" text:outline-level="2">P<text:span text:style-name="T68">istol Aiming idle</text:span></text:h>
      <text:p text:style-name="P133"/>
      <text:p text:style-name="P120"><text:span text:style-name="T36">Original Name:</text:span><text:span text:style-name="T4"> </text:span><text:span text:style-name="T21">P</text:span><text:span text:style-name="T30">istol Idle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20"><text:span text:style-name="T6">Overdrive: 5</text:span><text:span text:style-name="T16">0</text:span></text:p>
      <text:p text:style-name="P45">Character Arm-Space: 50</text:p>
      <text:p text:style-name="P120"><text:span text:style-name="T6">Trim: 4</text:span><text:span text:style-name="T33">1 </text:span><text:span text:style-name="T6">total frames</text:span></text:p>
      <text:p text:style-name="P87">Mirror: false</text:p>
      <text:p text:style-name="P87"/>
      <text:h text:style-name="P140" text:outline-level="2">P<text:span text:style-name="T68">istol Aiming Walking Backwards</text:span></text:h>
      <text:p text:style-name="P133"/>
      <text:p text:style-name="P120"><text:span text:style-name="T36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20"><text:span text:style-name="T6">Overdrive: 7</text:span><text:span text:style-name="T33">0</text:span></text:p>
      <text:p text:style-name="P45">Character Arm-Space: 50</text:p>
      <text:p text:style-name="P120"><text:span text:style-name="T6">Trim: 2</text:span><text:span text:style-name="T33">3 </text:span><text:span text:style-name="T6">total frames</text:span></text:p>
      <text:p text:style-name="P87">Mirror: false</text:p>
      <text:p text:style-name="P87">In Place: true</text:p>
      <text:p text:style-name="P87"/>
      <text:p text:style-name="P71">Rough BPM: 165</text:p>
      <text:p text:style-name="P71"/>
      <text:h text:style-name="P141" text:outline-level="2"><text:soft-page-break/>P<text:span text:style-name="T69">istol Aiming Walking Forward</text:span></text:h>
      <text:p text:style-name="P133"/>
      <text:p text:style-name="P120"><text:span text:style-name="T36">Original Name:</text:span><text:span text:style-name="T4"> </text:span><text:span text:style-name="T21">P</text:span><text:span text:style-name="T30">istol W</text:span><text:span text:style-name="T34">alk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20"><text:span text:style-name="T6">Overdrive: 5</text:span><text:span text:style-name="T34">4</text:span></text:p>
      <text:p text:style-name="P45">Character Arm-Space: 50</text:p>
      <text:p text:style-name="P120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100"/>
      <text:p text:style-name="P72">Rough BPM: 165</text:p>
      <text:p text:style-name="P100"/>
      <text:h text:style-name="P141" text:outline-level="2">P<text:span text:style-name="T69">istol Aiming Strafe Left</text:span></text:h>
      <text:p text:style-name="P133"/>
      <text:p text:style-name="P120"><text:span text:style-name="T36">Original Name:</text:span><text:span text:style-name="T4"> </text:span><text:span text:style-name="T21">P</text:span><text:span text:style-name="T30">istol </text:span><text:span text:style-name="T34">Strafe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20"><text:span text:style-name="T6">Overdrive: 2</text:span><text:span text:style-name="T34">8</text:span></text:p>
      <text:p text:style-name="P45">Character Arm-Space: 50</text:p>
      <text:p text:style-name="P121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100"/>
      <text:p text:style-name="P72">Rough BPM: 165</text:p>
      <text:p text:style-name="P100"/>
      <text:h text:style-name="P150" text:outline-level="2"><text:span text:style-name="T56">P</text:span><text:span text:style-name="T57">istol Aiming Strafe Right</text:span></text:h>
      <text:p text:style-name="P133"/>
      <text:p text:style-name="P120"><text:span text:style-name="T36">Original Name:</text:span><text:span text:style-name="T4"> </text:span><text:span text:style-name="T21">P</text:span><text:span text:style-name="T30">istol S</text:span><text:span text:style-name="T34">trafe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20"><text:span text:style-name="T6">Overdrive: 3</text:span><text:span text:style-name="T34">2</text:span></text:p>
      <text:p text:style-name="P45">Character Arm-Space: 50</text:p>
      <text:p text:style-name="P121"><text:span text:style-name="T6">Trim: 2</text:span><text:span text:style-name="T34">3 </text:span><text:span text:style-name="T6">total frames</text:span></text:p>
      <text:p text:style-name="P87"><text:soft-page-break/>Mirror: false</text:p>
      <text:p text:style-name="P87">In Place: true</text:p>
      <text:p text:style-name="P100"/>
      <text:p text:style-name="P72">Rough BPM: 165</text:p>
      <text:p text:style-name="P72"/>
      <text:p text:style-name="P72"/>
      <text:p text:style-name="P72"/>
      <text:h text:style-name="P151" text:outline-level="2"><text:span text:style-name="T56">P</text:span><text:span text:style-name="T57">istol C</text:span><text:span text:style-name="T58">rouching Idle</text:span></text:h>
      <text:p text:style-name="P134"/>
      <text:p text:style-name="P122"><text:span text:style-name="T36">Original Name:</text:span><text:span text:style-name="T4"> </text:span><text:span text:style-name="T10">Pistol k</text:span><text:span text:style-name="T35">neeling</text:span><text:span text:style-name="T10"> Idle</text:span></text:p>
      <text:p text:style-name="P12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60"/>
      <text:p text:style-name="P28">Values:</text:p>
      <text:p text:style-name="P122"><text:span text:style-name="T6">Overdrive: 5</text:span><text:span text:style-name="T35">0</text:span></text:p>
      <text:p text:style-name="P46">Character Arm-Space: 50</text:p>
      <text:p text:style-name="P122"><text:span text:style-name="T6">Trim: 1</text:span><text:span text:style-name="T35">15</text:span><text:span text:style-name="T34"> </text:span><text:span text:style-name="T6">total frames</text:span></text:p>
      <text:p text:style-name="P88">Mirror: false</text:p>
      <text:p text:style-name="P88"/>
      <text:h text:style-name="Heading_20_1" text:outline-level="1">Humanoid Animations From Brackeys</text:h>
      <text:p text:style-name="P88"/>
      <text:p text:style-name="P153">I did some heavy processing on them, tick everything to origina l and bake into pose to prevent root motion, also delete all root.T x and z motion and all quaternion keyframes of root beside the first ones</text:p>
      <text:p text:style-name="P73"/>
      <text:p text:style-name="P100"/>
      <text:p text:style-name="P100"/>
      <text:p text:style-name="P100"/>
      <text:p text:style-name="P100"/>
      <text:p text:style-name="P92"/>
      <text:p text:style-name="P92"/>
      <text:p text:style-name="P91"/>
      <text:p text:style-name="P95"/>
      <text:h text:style-name="P143" text:outline-level="2"><text:soft-page-break/></text:h>
      <text:p text:style-name="P67"/>
      <text:p text:style-name="P123"/>
      <text:p text:style-name="P61"/>
      <text:p text:style-name="P61"/>
      <text:p text:style-name="P29"/>
      <text:p text:style-name="P29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3T22:51:15.560000000</dc:date>
    <meta:editing-duration>PT3H21M14S</meta:editing-duration>
    <meta:editing-cycles>52</meta:editing-cycles>
    <meta:document-statistic meta:table-count="0" meta:image-count="0" meta:object-count="0" meta:page-count="14" meta:paragraph-count="308" meta:word-count="990" meta:character-count="7440" meta:non-whitespace-character-count="6755"/>
  </office:meta>
</office:document-meta>
</file>